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36.96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31.49pt"/>
    </style:style>
    <style:style style:name="co7" style:family="table-column">
      <style:table-column-properties fo:break-before="auto" style:column-width="119.25pt"/>
    </style:style>
    <style:style style:name="co8" style:family="table-column">
      <style:table-column-properties fo:break-before="auto" style:column-width="77.7pt"/>
    </style:style>
    <style:style style:name="co9" style:family="table-column">
      <style:table-column-properties fo:break-before="auto" style:column-width="35.4pt"/>
    </style:style>
    <style:style style:name="co10" style:family="table-column">
      <style:table-column-properties fo:break-before="auto" style:column-width="295.6pt"/>
    </style:style>
    <style:style style:name="co11" style:family="table-column">
      <style:table-column-properties fo:break-before="auto" style:column-width="260.31pt"/>
    </style:style>
    <style:style style:name="co12" style:family="table-column">
      <style:table-column-properties fo:break-before="auto" style:column-width="250.89pt"/>
    </style:style>
    <style:style style:name="co13" style:family="table-column">
      <style:table-column-properties fo:break-before="auto" style:column-width="404.5pt"/>
    </style:style>
    <style:style style:name="co14" style:family="table-column">
      <style:table-column-properties fo:break-before="auto" style:column-width="100.4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64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44.79pt"/>
    </style:style>
    <style:style style:name="co20" style:family="table-column">
      <style:table-column-properties fo:break-before="auto" style:column-width="98.9pt"/>
    </style:style>
    <style:style style:name="co21" style:family="table-column">
      <style:table-column-properties fo:break-before="auto" style:column-width="58.14pt"/>
    </style:style>
    <style:style style:name="co22" style:family="table-column">
      <style:table-column-properties fo:break-before="auto" style:column-width="192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28.35pt"/>
    </style:style>
    <style:style style:name="co25" style:family="table-column">
      <style:table-column-properties fo:break-before="auto" style:column-width="47.14pt"/>
    </style:style>
    <style:style style:name="co26" style:family="table-column">
      <style:table-column-properties fo:break-before="auto" style:column-width="233.66pt"/>
    </style:style>
    <style:style style:name="co27" style:family="table-column">
      <style:table-column-properties fo:break-before="auto" style:column-width="39.29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66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stit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dminLeve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w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Riberalta</text:p>
          </table:table-cell>
          <table:table-cell office:value-type="string" calcext:value-type="string">
            <text:p>Vaca Die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de la Amazonia</text:p>
          </table:table-cell>
          <table:table-cell office:value-type="string" calcext:value-type="string">
            <text:p>ITSA</text:p>
          </table:table-cell>
          <table:table-cell office:value-type="string" calcext:value-type="string">
            <text:p>909/89 DEL 29/03/1989</text:p>
          </table:table-cell>
          <table:table-cell office:value-type="string" calcext:value-type="string">
            <text:p>AV. FRAY BERNARDINO OCHOA esq. Dr. ANTONIO VACA DIEZ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Jose Castillo Fe y Alegria</text:p>
          </table:table-cell>
          <table:table-cell office:value-type="string" calcext:value-type="string">
            <text:p>261/05 DEL 16/08/2005</text:p>
          </table:table-cell>
          <table:table-cell office:value-type="string" calcext:value-type="string">
            <text:p>AV. GANADER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Guayaramerin</text:p>
          </table:table-cell>
          <table:table-cell office:value-type="string" calcext:value-type="string">
            <text:p>Vaca Die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Guayaramerin</text:p>
          </table:table-cell>
          <table:table-cell office:value-type="string" calcext:value-type="string">
            <text:p>429/1991 DEL 18/04/1991</text:p>
          </table:table-cell>
          <table:table-cell office:value-type="string" calcext:value-type="string">
            <text:p>CALLE VILLA BELLA ESQ. 22 DE JULI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Beni</text:p>
          </table:table-cell>
          <table:table-cell office:value-type="string" calcext:value-type="string">
            <text:p>R.M. 369/84 DEL 09/05/1984</text:p>
          </table:table-cell>
          <table:table-cell office:value-type="string" calcext:value-type="string">
            <text:p>CALLE NICOLÁS SUÁREZ ESQ. ANTONIO VACA DIEZ</text:p>
          </table:table-cell>
          <table:table-cell office:value-type="float" office:value="4620027" calcext:value-type="float">
            <text:p>46200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Santa Ana de Yacuma</text:p>
          </table:table-cell>
          <table:table-cell office:value-type="string" calcext:value-type="string">
            <text:p>Yacum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Santa Ana</text:p>
          </table:table-cell>
          <table:table-cell/>
          <table:table-cell office:value-type="string" calcext:value-type="string">
            <text:p>C./ SANTA CRUZ ESQ. OVIDIO CUÉLLA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San Ignacio de Moxos</text:p>
          </table:table-cell>
          <table:table-cell office:value-type="string" calcext:value-type="string">
            <text:p>Moxo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Kateri Tekawitha</text:p>
          </table:table-cell>
          <table:table-cell/>
          <table:table-cell office:value-type="string" calcext:value-type="string">
            <text:p>TIPNIS, SOBRE RÍO ISIBORO ENTRE RÍOS SÉCURE E ICHO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Oropeza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Aurora Rossells de Fe y Alegria</text:p>
          </table:table-cell>
          <table:table-cell office:value-type="string" calcext:value-type="string">
            <text:p>R.M. 9600 DEL 30/09/1944</text:p>
          </table:table-cell>
          <table:table-cell office:value-type="string" calcext:value-type="string">
            <text:p>CALLE AZURDUY N° 57</text:p>
          </table:table-cell>
          <table:table-cell office:value-type="string" calcext:value-type="string">
            <text:p>4-64615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an Pablo de Huacareta</text:p>
          </table:table-cell>
          <table:table-cell office:value-type="string" calcext:value-type="string">
            <text:p>Hernando Sil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Agropecuario Industrial Huacareta</text:p>
          </table:table-cell>
          <table:table-cell office:value-type="string" calcext:value-type="string">
            <text:p>ITSA-H</text:p>
          </table:table-cell>
          <table:table-cell office:value-type="string" calcext:value-type="string">
            <text:p>R.M. 802/2015 DEL 26/10/2015</text:p>
          </table:table-cell>
          <table:table-cell office:value-type="string" calcext:value-type="string">
            <text:p>CALLE BOLÍVAR S/N (SALIDA A MONTEAGUDO)</text:p>
          </table:table-cell>
          <table:table-cell office:value-type="float" office:value="73467247" calcext:value-type="float">
            <text:p>734672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ico Superior de Educacion Comercial</text:p>
          </table:table-cell>
          <table:table-cell office:value-type="string" calcext:value-type="string">
            <text:p>ITSEC Sucre</text:p>
          </table:table-cell>
          <table:table-cell office:value-type="string" calcext:value-type="string">
            <text:p>R.M.826/1986 DEL 09/07/1985</text:p>
          </table:table-cell>
          <table:table-cell office:value-type="string" calcext:value-type="string">
            <text:p>CALLE M. MELEÁN ESQ J. L. MARTÍNEZ No 151</text:p>
          </table:table-cell>
          <table:table-cell office:value-type="float" office:value="6444156" calcext:value-type="float">
            <text:p>64441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arabuco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Carrillo Calizaya</text:p>
          </table:table-cell>
          <table:table-cell office:value-type="string" calcext:value-type="string">
            <text:p>R.M. 672/2009</text:p>
          </table:table-cell>
          <table:table-cell office:value-type="string" calcext:value-type="string">
            <text:p>CALLE ESTUDIANTES No 30</text:p>
          </table:table-cell>
          <table:table-cell office:value-type="float" office:value="73430864" calcext:value-type="float">
            <text:p>734308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Nor Cint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Los Cintis</text:p>
          </table:table-cell>
          <table:table-cell office:value-type="string" calcext:value-type="string">
            <text:p>R.M. 674/2009 DEL 02/10/2009</text:p>
          </table:table-cell>
          <table:table-cell office:value-type="string" calcext:value-type="string">
            <text:p>CALLE COBIJA S/N (Frente al Hospital “San Juan de Dios”)</text:p>
          </table:table-cell>
          <table:table-cell office:value-type="float" office:value="72976957" calcext:value-type="float">
            <text:p>729769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Montegudo</text:p>
          </table:table-cell>
          <table:table-cell office:value-type="string" calcext:value-type="string">
            <text:p>Hernando Sil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Monteagudo</text:p>
          </table:table-cell>
          <table:table-cell office:value-type="string" calcext:value-type="string">
            <text:p>R.M. 673/2009 DEL 02/10/2009</text:p>
          </table:table-cell>
          <table:table-cell office:value-type="string" calcext:value-type="string">
            <text:p>CALLE SUCRE N° 707 (EX DIRECCIÓN DISTRITAL)</text:p>
          </table:table-cell>
          <table:table-cell office:value-type="float" office:value="76118239" calcext:value-type="float">
            <text:p>761182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Tomi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Jose Marti</text:p>
          </table:table-cell>
          <table:table-cell office:value-type="string" calcext:value-type="string">
            <text:p>R.M. 671/2009</text:p>
          </table:table-cell>
          <table:table-cell office:value-type="string" calcext:value-type="string">
            <text:p>CALLE MONTEAGUDO ESQUINA SERRANO</text:p>
          </table:table-cell>
          <table:table-cell office:value-type="float" office:value="71828999" calcext:value-type="float">
            <text:p>718289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lcapirhu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Maria Cristina</text:p>
          </table:table-cell>
          <table:table-cell office:value-type="string" calcext:value-type="string">
            <text:p>R.M. 404/2000</text:p>
          </table:table-cell>
          <table:table-cell office:value-type="string" calcext:value-type="string">
            <text:p>ZONA SANTA ROSA</text:p>
          </table:table-cell>
          <table:table-cell office:value-type="float" office:value="4269510" calcext:value-type="float">
            <text:p>42695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cnologico Industrial Comercial</text:p>
          </table:table-cell>
          <table:table-cell office:value-type="string" calcext:value-type="string">
            <text:p>Puerto Mejillones</text:p>
          </table:table-cell>
          <table:table-cell office:value-type="string" calcext:value-type="string">
            <text:p>R.M. 260/1981</text:p>
          </table:table-cell>
          <table:table-cell office:value-type="string" calcext:value-type="string">
            <text:p>CALLE ZENOBIO GALLARDO No 3454 ENTRE JOSÉ MÉRICA Y PASAJE 6 DE JUNIO</text:p>
          </table:table-cell>
          <table:table-cell office:value-type="float" office:value="4490296" calcext:value-type="float">
            <text:p>44902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acaba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Sacaba – ITSA</text:p>
          </table:table-cell>
          <table:table-cell office:value-type="string" calcext:value-type="string">
            <text:p>R.M. 088/88</text:p>
          </table:table-cell>
          <table:table-cell office:value-type="string" calcext:value-type="string">
            <text:p>AV. CIRCUNVALACIÓN SUR No 1244 E ISMAEL CÉSPEDES – SACABA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himore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cnologico Agropecuario</text:p>
          </table:table-cell>
          <table:table-cell office:value-type="string" calcext:value-type="string">
            <text:p>Canada – Chimore</text:p>
          </table:table-cell>
          <table:table-cell office:value-type="string" calcext:value-type="string">
            <text:p>R.M. 088/88</text:p>
          </table:table-cell>
          <table:table-cell office:value-type="string" calcext:value-type="string">
            <text:p>SENDA TRES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Amor Misericordioso</text:p>
          </table:table-cell>
          <table:table-cell office:value-type="string" calcext:value-type="string">
            <text:p>R.A. 184/2004</text:p>
          </table:table-cell>
          <table:table-cell office:value-type="string" calcext:value-type="string">
            <text:p>LOCALIDAD MARQUINA</text:p>
          </table:table-cell>
          <table:table-cell office:value-type="float" office:value="4365855" calcext:value-type="float">
            <text:p>43658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lcapirhu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Boliviano Canadiens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R.M.260/1981, R.E. 002/87</text:p>
          </table:table-cell>
          <table:table-cell office:value-type="string" calcext:value-type="string">
            <text:p>AV. ELÍAS MENESES CAMINO A LA LOCALIDAD EL PASO</text:p>
          </table:table-cell>
          <table:table-cell office:value-type="float" office:value="4319934" calcext:value-type="float">
            <text:p>43199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Esteban Arc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Agropecuario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RES. EJECUTIVA 005/95</text:p>
          </table:table-cell>
          <table:table-cell/>
          <table:table-cell office:value-type="float" office:value="4578949" calcext:value-type="float">
            <text:p>457894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Eterazama</text:p>
          </table:table-cell>
          <table:table-cell office:value-type="string" calcext:value-type="string">
            <text:p>R.M. 493/08</text:p>
          </table:table-cell>
          <table:table-cell office:value-type="string" calcext:value-type="string">
            <text:p>ETERAZAMA</text:p>
          </table:table-cell>
          <table:table-cell office:value-type="float" office:value="4136092" calcext:value-type="float">
            <text:p>413609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acaba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Berto Nicoli</text:p>
          </table:table-cell>
          <table:table-cell office:value-type="string" calcext:value-type="string">
            <text:p>R.M. 271/2011</text:p>
          </table:table-cell>
          <table:table-cell office:value-type="string" calcext:value-type="string">
            <text:p>ZONA CHIMBOCO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quipay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Padre Antonio Berta</text:p>
          </table:table-cell>
          <table:table-cell office:value-type="string" calcext:value-type="string">
            <text:p>R.M. 091/2012</text:p>
          </table:table-cell>
          <table:table-cell office:value-type="string" calcext:value-type="string">
            <text:p>ZONA CRUCE TAQUINA – CIUDAD DE LOS NINOS</text:p>
          </table:table-cell>
          <table:table-cell office:value-type="float" office:value="4287844" calcext:value-type="float">
            <text:p>42878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Nuestra Senora del Pilar</text:p>
          </table:table-cell>
          <table:table-cell office:value-type="string" calcext:value-type="string">
            <text:p>R.M. 055/2001</text:p>
          </table:table-cell>
          <table:table-cell office:value-type="string" calcext:value-type="string">
            <text:p>TICTI NORTE – PLAZA SR. DE MAYO CALLE TARHUI</text:p>
          </table:table-cell>
          <table:table-cell office:value-type="float" office:value="4476396" calcext:value-type="float">
            <text:p>44763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de Comercio</text:p>
          </table:table-cell>
          <table:table-cell office:value-type="string" calcext:value-type="string">
            <text:p>Federico Alvarez Plata – Diurno</text:p>
          </table:table-cell>
          <table:table-cell office:value-type="string" calcext:value-type="string">
            <text:p>R.M. 619/1954, R.M.1055/1964</text:p>
          </table:table-cell>
          <table:table-cell office:value-type="string" calcext:value-type="string">
            <text:p>Av. Ayacucho Esq. Jordán y Jordán S-0415</text:p>
          </table:table-cell>
          <table:table-cell office:value-type="float" office:value="4258041" calcext:value-type="float">
            <text:p>425804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de Comercio</text:p>
          </table:table-cell>
          <table:table-cell office:value-type="string" calcext:value-type="string">
            <text:p>Federico Alvarez Plata – Nocturno</text:p>
          </table:table-cell>
          <table:table-cell office:value-type="string" calcext:value-type="string">
            <text:p>R.M. 619/1954, R.M.1055/1964</text:p>
          </table:table-cell>
          <table:table-cell office:value-type="string" calcext:value-type="string">
            <text:p>Av. Ayacucho Esq. Jordán y Jordán S-0415</text:p>
          </table:table-cell>
          <table:table-cell office:value-type="float" office:value="4257971" calcext:value-type="float">
            <text:p>425797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<text:s/>de Comercio</text:p>
          </table:table-cell>
          <table:table-cell office:value-type="string" calcext:value-type="string">
            <text:p>Nro. 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iquil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Agroindustrial</text:p>
          </table:table-cell>
          <table:table-cell office:value-type="string" calcext:value-type="string">
            <text:p>Aiquile TECSA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Escuela de Administracion de Empresas</text:p>
          </table:table-cell>
          <table:table-cell office:value-type="string" calcext:value-type="string">
            <text:p>ESA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Maria Inmaculada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Mizqu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Avelino Sinani de Mizqu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Presidente Evo Morales Aym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Comandante Hugo Chavez Fria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versidad Autonoma</text:p>
          </table:table-cell>
          <table:table-cell office:value-type="string" calcext:value-type="string">
            <text:p>Universidad Mayor de San Simon</text:p>
          </table:table-cell>
          <table:table-cell office:value-type="string" calcext:value-type="string">
            <text:p>FECHA DE CREACIÓN: 5 DE NOVIEMBRE DE 1832</text:p>
          </table:table-cell>
          <table:table-cell office:value-type="string" calcext:value-type="string">
            <text:p>CALLE OQUENDO Y JORDÁN</text:p>
          </table:table-cell>
          <table:table-cell office:value-type="string" calcext:value-type="string">
            <text:p>44524768 / 4220717</text:p>
          </table:table-cell>
          <table:table-cell office:value-type="string" calcext:value-type="string">
            <text:p>www.umss.edu.b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Jurídicas Y Política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Medicin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Agrícolas Y Pecuaria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Veterinaria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Odontologí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Farmacéuticas Y Bioquímica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Económica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l Desarrollo Rural Y Territorial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Arquitectura Y Ciencias Del Habitat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Humanidades Y Ciencias De La Educació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Y Tecnología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unat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Politécnica Del Valle Alto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Sociale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Ivirgarzam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Trópico (VALLE Sacta)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iquil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(Aiquile)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raqu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(Tiraque)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an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 (ARANI)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pinot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Valles (CAPINOTA)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quipay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Andina (TIQUIPAYA)</text:p>
          </table:table-cell>
          <table:table-cell table:number-columns-repeated="4"/>
        </table:table-row>
      </table:table>
      <table:table table:name="opportunities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909/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la Mader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rtesan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Bellas Arte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ecnico en Administracion de Empresa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omecanica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onica y Automatizacion Industrial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522/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522/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369/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ecnico Bancario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estion Municipal</text:p>
          </table:table-cell>
          <table:table-cell office:value-type="string" calcext:value-type="string">
            <text:p>028/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institutions.A$7]" office:value-type="float" office:value="6" calcext:value-type="float">
            <text:p>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730/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Parvulario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319/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Dactilografia Computarizada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Operacion de Sistemas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Gastronomia Turistica</text:p>
          </table:table-cell>
          <table:table-cell office:value-type="string" calcext:value-type="string">
            <text:p>319/2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802/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Produccion de Miel de Abeja y Derivados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Fabricacion de Muebles en Madera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Produccion de Citiricos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Confeccion de Ropa Casual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826/19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826/19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066/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066/2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301/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institutions.A$11]" office:value-type="float" office:value="10" calcext:value-type="float">
            <text:p>1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2/20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institutions.A$11]" office:value-type="float" office:value="10" calcext:value-type="float">
            <text:p>1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672/20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institutions.A$12]" office:value-type="float" office:value="11" calcext:value-type="float">
            <text:p>1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4/20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institutions.A$12]" office:value-type="float" office:value="11" calcext:value-type="float">
            <text:p>1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674/20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institutions.A$13]" office:value-type="float" office:value="12" calcext:value-type="float">
            <text:p>1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3/20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institutions.A$13]" office:value-type="float" office:value="12" calcext:value-type="float">
            <text:p>1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673/20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institutions.A$14]" office:value-type="float" office:value="13" calcext:value-type="float">
            <text:p>1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1/20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institutions.A$14]" office:value-type="float" office:value="13" calcext:value-type="float">
            <text:p>1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671/20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feccion Textil Industrial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rtesani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stetic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284/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18/2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ctronica</text:p>
          </table:table-cell>
          <table:table-cell office:value-type="string" calcext:value-type="string">
            <text:p>203/20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06/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088/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088/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047/20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formatica Industrial</text:p>
          </table:table-cell>
          <table:table-cell office:value-type="string" calcext:value-type="string">
            <text:p>343/20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urismo y Hoteleria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[005/95,475/96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233/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dustria de la Madera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dustria Textil y Confeccion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Quimica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084/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antenimiento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005/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1527/98 – 087/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056/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nfermeria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ecologia</text:p>
          </table:table-cell>
          <table:table-cell office:value-type="string" calcext:value-type="string">
            <text:p>314/20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onica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801/20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501/20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801/20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619/19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619/19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097/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048/20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[619/1954,1055/1964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[619/1954,1055/1964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1260/19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100/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114071" calcext:value-type="float">
            <text:p>114071</text:p>
          </table:table-cell>
          <table:table-cell office:value-type="string" calcext:value-type="string">
            <text:p>pres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Didactica Mate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99501" calcext:value-type="float">
            <text:p>3995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Biologi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760101" calcext:value-type="float">
            <text:p>760101</text:p>
          </table:table-cell>
          <table:table-cell office:value-type="string" calcext:value-type="string">
            <text:p>pres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Didactica De La Fis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59201" calcext:value-type="float">
            <text:p>3592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650001" calcext:value-type="float">
            <text:p>6500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. Electromeca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20902" calcext:value-type="float">
            <text:p>3209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Civil (NUEVO)</text:p>
          </table:table-cell>
          <table:table-cell office:value-type="string" calcext:value-type="string">
            <text:p>Version 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09701" calcext:value-type="float">
            <text:p>40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Alimento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19701" calcext:value-type="float">
            <text:p>41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Sistem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11702" calcext:value-type="float">
            <text:p>4117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Sistem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299701" calcext:value-type="float">
            <text:p>29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Electr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29701" calcext:value-type="float">
            <text:p>42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Electro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09801" calcext:value-type="float">
            <text:p>30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Industrial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134111" calcext:value-type="float">
            <text:p>13411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Infor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39801" calcext:value-type="float">
            <text:p>43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Mate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19801" calcext:value-type="float">
            <text:p>31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Meca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39701" calcext:value-type="float">
            <text:p>33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Quim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49701" calcext:value-type="float">
            <text:p>34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Matematic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89701" calcext:value-type="float">
            <text:p>38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Quim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03020" calcext:value-type="float">
            <text:p>103020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. Agr Trop Man R. Ren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9701" calcext:value-type="float">
            <text:p>1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Agricol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649701" calcext:value-type="float">
            <text:p>64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Fitotecnist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30602" calcext:value-type="float">
            <text:p>7306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Forestal(Nue)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70201" calcext:value-type="float">
            <text:p>7702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Ingeniero Agronomo Zootecnist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17071" calcext:value-type="float">
            <text:p>11707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. Agroindustrial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18801" calcext:value-type="float">
            <text:p>718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Agronomic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28091" calcext:value-type="float">
            <text:p>12809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g Desc. De Lic. En Ing. Del Medio Amb.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02040" calcext:value-type="float">
            <text:p>102040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Complementacion Ing. Foresta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30001" calcext:value-type="float">
            <text:p>7300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Lic. En Ingenieria Forestal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810301" calcext:value-type="float">
            <text:p>8103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Tecnico Superior Agroindustrial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09701" calcext:value-type="float">
            <text:p>7097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. Superior En Mecanizacion Agricol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35121" calcext:value-type="float">
            <text:p>13512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. Univ. Sup. Ges. Terr. Des. End. Sus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nico Superior Forestal</text:p>
          </table:table-cell>
          <table:table-cell office:value-type="string" calcext:value-type="string">
            <text:p>Carrera</text:p>
          </table:table-cell>
        </table:table-row>
      </table:table>
      <table:table table:name="courses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prerequisi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1803013" calcext:value-type="float">
            <text:p>1803013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2004" calcext:value-type="float">
            <text:p>2002004</text:p>
          </table:table-cell>
          <table:table-cell office:value-type="string" calcext:value-type="string">
            <text:p>Biologi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4163" calcext:value-type="float">
            <text:p>2004163</text:p>
          </table:table-cell>
          <table:table-cell office:value-type="string" calcext:value-type="string">
            <text:p>Quimic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6063" calcext:value-type="float">
            <text:p>2006063</text:p>
          </table:table-cell>
          <table:table-cell office:value-type="string" calcext:value-type="string">
            <text:p>Fisic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8159" calcext:value-type="float">
            <text:p>2008159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2005" calcext:value-type="float">
            <text:p>2002005</text:p>
          </table:table-cell>
          <table:table-cell office:value-type="string" calcext:value-type="string">
            <text:p>Biologia Celular Y Molecula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2006" calcext:value-type="float">
            <text:p>2002006</text:p>
          </table:table-cell>
          <table:table-cell office:value-type="string" calcext:value-type="string">
            <text:p>Biofis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4091" calcext:value-type="float">
            <text:p>2004091</text:p>
          </table:table-cell>
          <table:table-cell office:value-type="string" calcext:value-type="string">
            <text:p>Fisicoquim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8160" calcext:value-type="float">
            <text:p>2008160</text:p>
          </table:table-cell>
          <table:table-cell office:value-type="string" calcext:value-type="string">
            <text:p>Calcul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7" calcext:value-type="float">
            <text:p>2002007</text:p>
          </table:table-cell>
          <table:table-cell office:value-type="string" calcext:value-type="string">
            <text:p>Histologia Animal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8" calcext:value-type="float">
            <text:p>2002008</text:p>
          </table:table-cell>
          <table:table-cell office:value-type="string" calcext:value-type="string">
            <text:p>Morfologia Y Anatomia Veget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9" calcext:value-type="float">
            <text:p>2002009</text:p>
          </table:table-cell>
          <table:table-cell office:value-type="string" calcext:value-type="string">
            <text:p>Zoologia De In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4092" calcext:value-type="float">
            <text:p>2004092</text:p>
          </table:table-cell>
          <table:table-cell office:value-type="string" calcext:value-type="string">
            <text:p>Quimica Organ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8161" calcext:value-type="float">
            <text:p>2008161</text:p>
          </table:table-cell>
          <table:table-cell office:value-type="string" calcext:value-type="string">
            <text:p>Bioestadist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0" calcext:value-type="float">
            <text:p>2002010</text:p>
          </table:table-cell>
          <table:table-cell office:value-type="string" calcext:value-type="string">
            <text:p>Embriologia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1" calcext:value-type="float">
            <text:p>2002011</text:p>
          </table:table-cell>
          <table:table-cell office:value-type="string" calcext:value-type="string">
            <text:p>Sistematica De Criptogama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2" calcext:value-type="float">
            <text:p>2002012</text:p>
          </table:table-cell>
          <table:table-cell office:value-type="string" calcext:value-type="string">
            <text:p>Artropod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3" calcext:value-type="float">
            <text:p>2002013</text:p>
          </table:table-cell>
          <table:table-cell office:value-type="string" calcext:value-type="string">
            <text:p>Geologia-Edaf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4" calcext:value-type="float">
            <text:p>2002014</text:p>
          </table:table-cell>
          <table:table-cell office:value-type="string" calcext:value-type="string">
            <text:p>Bioquim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5" calcext:value-type="float">
            <text:p>2002015</text:p>
          </table:table-cell>
          <table:table-cell office:value-type="string" calcext:value-type="string">
            <text:p>Anatomia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6" calcext:value-type="float">
            <text:p>2002016</text:p>
          </table:table-cell>
          <table:table-cell office:value-type="string" calcext:value-type="string">
            <text:p>Sistematica De Fanerogama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7" calcext:value-type="float">
            <text:p>2002017</text:p>
          </table:table-cell>
          <table:table-cell office:value-type="string" calcext:value-type="string">
            <text:p>Fisiologia De In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,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8" calcext:value-type="float">
            <text:p>2002018</text:p>
          </table:table-cell>
          <table:table-cell office:value-type="string" calcext:value-type="string">
            <text:p>Bioclimatologia-Hidr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,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9" calcext:value-type="float">
            <text:p>2002019</text:p>
          </table:table-cell>
          <table:table-cell office:value-type="string" calcext:value-type="string">
            <text:p>Genetic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,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0" calcext:value-type="float">
            <text:p>2002020</text:p>
          </table:table-cell>
          <table:table-cell office:value-type="string" calcext:value-type="string">
            <text:p>Fisiologia Veget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1" calcext:value-type="float">
            <text:p>2002021</text:p>
          </table:table-cell>
          <table:table-cell office:value-type="string" calcext:value-type="string">
            <text:p>Zoologia De 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2" calcext:value-type="float">
            <text:p>2002022</text:p>
          </table:table-cell>
          <table:table-cell office:value-type="string" calcext:value-type="string">
            <text:p>Ecologi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3" calcext:value-type="float">
            <text:p>2002023</text:p>
          </table:table-cell>
          <table:table-cell office:value-type="string" calcext:value-type="string">
            <text:p>Genetica I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4" calcext:value-type="float">
            <text:p>2002024</text:p>
          </table:table-cell>
          <table:table-cell office:value-type="string" calcext:value-type="string">
            <text:p>Bacteri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5" calcext:value-type="float">
            <text:p>2002025</text:p>
          </table:table-cell>
          <table:table-cell office:value-type="string" calcext:value-type="string">
            <text:p>Vir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6" calcext:value-type="float">
            <text:p>2002026</text:p>
          </table:table-cell>
          <table:table-cell office:value-type="string" calcext:value-type="string">
            <text:p>Fisiologia De 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7" calcext:value-type="float">
            <text:p>2002027</text:p>
          </table:table-cell>
          <table:table-cell office:value-type="string" calcext:value-type="string">
            <text:p>Ecologia I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8" calcext:value-type="float">
            <text:p>2002028</text:p>
          </table:table-cell>
          <table:table-cell office:value-type="string" calcext:value-type="string">
            <text:p>Diseños Experimentale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37" calcext:value-type="float">
            <text:p>2002037</text:p>
          </table:table-cell>
          <table:table-cell office:value-type="string" calcext:value-type="string">
            <text:p>Etnobotanic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50" calcext:value-type="float">
            <text:p>2002050</text:p>
          </table:table-cell>
          <table:table-cell office:value-type="string" calcext:value-type="string">
            <text:p>Taxonomia Especial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53" calcext:value-type="float">
            <text:p>2002053</text:p>
          </table:table-cell>
          <table:table-cell office:value-type="string" calcext:value-type="string">
            <text:p>Sistematica De Reptil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115" calcext:value-type="float">
            <text:p>2002115</text:p>
          </table:table-cell>
          <table:table-cell office:value-type="string" calcext:value-type="string">
            <text:p>Gestion Ambiental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29" calcext:value-type="float">
            <text:p>2002029</text:p>
          </table:table-cell>
          <table:table-cell office:value-type="string" calcext:value-type="string">
            <text:p>Limnologi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0" calcext:value-type="float">
            <text:p>2002030</text:p>
          </table:table-cell>
          <table:table-cell office:value-type="string" calcext:value-type="string">
            <text:p>Micologi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1" calcext:value-type="float">
            <text:p>2002031</text:p>
          </table:table-cell>
          <table:table-cell office:value-type="string" calcext:value-type="string">
            <text:p>Metodologia De La Investigacion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2" calcext:value-type="float">
            <text:p>2002032</text:p>
          </table:table-cell>
          <table:table-cell office:value-type="string" calcext:value-type="string">
            <text:p>Evolucion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3" calcext:value-type="float">
            <text:p>2002033</text:p>
          </table:table-cell>
          <table:table-cell office:value-type="string" calcext:value-type="string">
            <text:p>Ecologia De Comunidades Vegetal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9" calcext:value-type="float">
            <text:p>2002039</text:p>
          </table:table-cell>
          <table:table-cell office:value-type="string" calcext:value-type="string">
            <text:p>Microbiologia De Aire Y Suelo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43" calcext:value-type="float">
            <text:p>2002043</text:p>
          </table:table-cell>
          <table:table-cell office:value-type="string" calcext:value-type="string">
            <text:p>Conservacion De La Fauna Silvestre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59" calcext:value-type="float">
            <text:p>2002059</text:p>
          </table:table-cell>
          <table:table-cell office:value-type="string" calcext:value-type="string">
            <text:p>Genetica De Poblacion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66" calcext:value-type="float">
            <text:p>2002066</text:p>
          </table:table-cell>
          <table:table-cell office:value-type="string" calcext:value-type="string">
            <text:p>Inmunoparasitologi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02035" calcext:value-type="float">
            <text:p>2002035</text:p>
          </table:table-cell>
          <table:table-cell office:value-type="string" calcext:value-type="string">
            <text:p>Biogeograf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02060" calcext:value-type="float">
            <text:p>2002060</text:p>
          </table:table-cell>
          <table:table-cell office:value-type="string" calcext:value-type="string">
            <text:p>Manejo Y Conserv. De Recurs. Geneticos (ELECT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16092" calcext:value-type="float">
            <text:p>2016092</text:p>
          </table:table-cell>
          <table:table-cell office:value-type="string" calcext:value-type="string">
            <text:p>Planificacion Y Evaluacion De Proyect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J</text:p>
          </table:table-cell>
          <table:table-cell office:value-type="float" office:value="2002034" calcext:value-type="float">
            <text:p>2002034</text:p>
          </table:table-cell>
          <table:table-cell office:value-type="string" calcext:value-type="string">
            <text:p>Tesis</text:p>
          </table:table-cell>
          <table:table-cell office:value-type="string" calcext:value-type="string">
            <text:p>titling</text:p>
          </table:table-cell>
          <table:table-cell office:value-type="string" calcext:value-type="string">
            <text:p> 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5T21:25:34.265780344</dc:date>
    <meta:editing-duration>PT33M10S</meta:editing-duration>
    <meta:editing-cycles>8</meta:editing-cycles>
    <meta:generator>LibreOffice/5.2.7.2$Linux_X86_64 LibreOffice_project/20m0$Build-2</meta:generator>
    <meta:document-statistic meta:table-count="3" meta:cell-count="2170" meta:object-count="0"/>
  </office:meta>
</office:document-meta>
</file>